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c78b" officeooo:paragraph-rsid="0002c78b"/>
    </style:style>
    <style:style style:name="P2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transparent"/>
    </style:style>
    <style:style style:name="P3" style:family="paragraph" style:parent-style-name="Standard">
      <style:text-properties style:text-underline-style="solid" style:text-underline-width="auto" style:text-underline-color="font-color" officeooo:rsid="0003bb23" officeooo:paragraph-rsid="0003bb23" fo:background-color="transparent"/>
    </style:style>
    <style:style style:name="P4" style:family="paragraph" style:parent-style-name="Standard">
      <style:text-properties style:text-underline-style="none" officeooo:rsid="0002c78b" officeooo:paragraph-rsid="0002c78b"/>
    </style:style>
    <style:style style:name="P5" style:family="paragraph" style:parent-style-name="Standard">
      <style:text-properties style:text-underline-style="none" officeooo:rsid="00034804" officeooo:paragraph-rsid="00034804" fo:background-color="transparent"/>
    </style:style>
    <style:style style:name="P6" style:family="paragraph" style:parent-style-name="Standard">
      <style:text-properties style:text-underline-style="none" officeooo:rsid="0003bb23" officeooo:paragraph-rsid="0003bb23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0516a5" officeooo:paragraph-rsid="000516a5" fo:background-color="transparent"/>
    </style:style>
    <style:style style:name="P8" style:family="paragraph" style:parent-style-name="Standard">
      <style:text-properties style:text-underline-style="none" officeooo:rsid="000516a5" officeooo:paragraph-rsid="000516a5" fo:background-color="transparent"/>
    </style:style>
    <style:style style:name="P9" style:family="paragraph" style:parent-style-name="Standard">
      <style:text-properties style:text-underline-style="none" officeooo:rsid="000516a5" officeooo:paragraph-rsid="000516a5"/>
    </style:style>
    <style:style style:name="P10" style:family="paragraph" style:parent-style-name="Standard">
      <style:text-properties style:text-underline-style="none" officeooo:rsid="0005bbbf" officeooo:paragraph-rsid="0005bbbf"/>
    </style:style>
    <style:style style:name="P11" style:family="paragraph" style:parent-style-name="Standard">
      <style:text-properties style:text-underline-style="none" officeooo:rsid="0007c2b5" officeooo:paragraph-rsid="0007c2b5"/>
    </style:style>
    <style:style style:name="P12" style:family="paragraph" style:parent-style-name="Standard">
      <style:text-properties style:text-underline-style="none" officeooo:rsid="000874b8" officeooo:paragraph-rsid="000874b8"/>
    </style:style>
    <style:style style:name="P13" style:family="paragraph" style:parent-style-name="Standard">
      <style:text-properties style:text-underline-style="none" officeooo:rsid="000a07c2" officeooo:paragraph-rsid="000a07c2"/>
    </style:style>
    <style:style style:name="P14" style:family="paragraph" style:parent-style-name="Standard">
      <style:text-properties style:text-underline-style="none" officeooo:rsid="000a964b" officeooo:paragraph-rsid="000a964b"/>
    </style:style>
    <style:style style:name="P15" style:family="paragraph" style:parent-style-name="Standard">
      <style:text-properties style:text-underline-style="none" officeooo:rsid="000ac8b3" officeooo:paragraph-rsid="000ac8b3"/>
    </style:style>
    <style:style style:name="P16" style:family="paragraph" style:parent-style-name="Standard">
      <style:text-properties style:text-underline-style="none" officeooo:rsid="000b9b6b" officeooo:paragraph-rsid="000b9b6b"/>
    </style:style>
    <style:style style:name="P17" style:family="paragraph" style:parent-style-name="Standard">
      <style:text-properties officeooo:rsid="0002c78b" officeooo:paragraph-rsid="0007c2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74b8"/>
    </style:style>
    <style:style style:name="T3" style:family="text">
      <style:text-properties style:text-underline-style="non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964b" style:font-style-asian="normal" style:font-style-complex="normal"/>
    </style:style>
    <style:style style:name="T6" style:family="text">
      <style:text-properties fo:font-style="normal" officeooo:rsid="000ac8b3" style:font-style-asian="normal" style:font-style-complex="normal"/>
    </style:style>
    <style:style style:name="T7" style:family="text">
      <style:text-properties fo:font-style="normal" officeooo:rsid="000ae4ae" style:font-style-asian="normal" style:font-style-complex="normal"/>
    </style:style>
    <style:style style:name="T8" style:family="text">
      <style:text-properties fo:font-style="normal" officeooo:rsid="000b9b6b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0ac8b3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0ae4a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0b9b6b" style:font-style-asian="normal" style:font-style-complex="normal"/>
    </style:style>
    <style:style style:name="T13" style:family="text">
      <style:text-properties officeooo:rsid="000874b8"/>
    </style:style>
    <style:style style:name="T14" style:family="text">
      <style:text-properties officeooo:rsid="000a0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EGIN MAINPROG<text:span text:style-name="T14">RAM</text:span></text:p>
      <text:p text:style-name="P1"><text:span text:style-name="T3"><text:tab/></text:span>Initialisation</text:p>
      <text:p text:style-name="P4"><text:tab/>root = <text:span text:style-name="T1">tkintermake</text:span></text:p>
      <text:p text:style-name="P5">END MAINPROGRAM</text:p>
      <text:p text:style-name="P5"/>
      <text:p text:style-name="P5">BEGIN Loop</text:p>
      <text:p text:style-name="P2"><text:span text:style-name="T3"><text:tab/></text:span>Entryget</text:p>
      <text:p text:style-name="P7"><text:span text:style-name="T3"><text:tab/>Define cmd as </text:span>Parsecommand</text:p>
      <text:p text:style-name="P8"><text:tab/>Define <text:span text:style-name="T1">Collection</text:span> as <text:span text:style-name="T1">Itemslist</text:span></text:p>
      <text:p text:style-name="P8"><text:tab/>Define <text:span text:style-name="T9">Item</text:span><text:span text:style-name="T4"> as </text:span><text:span text:style-name="T9">FindItem</text:span></text:p>
      <text:p text:style-name="P3"/>
      <text:p text:style-name="P3"><text:span text:style-name="T3"><text:tab/></text:span>CheckCommand</text:p>
      <text:p text:style-name="P3"><text:span text:style-name="T3"><text:tab/></text:span>HealthCheck</text:p>
      <text:p text:style-name="P3"><text:span text:style-name="T3"><text:tab/></text:span>HealthWarning</text:p>
      <text:p text:style-name="P3"><text:span text:style-name="T3"><text:tab/></text:span>StarvationCheck</text:p>
      <text:p text:style-name="P6">END Loop</text:p>
      <text:p text:style-name="P5"/>
      <text:p text:style-name="P6">BEGIN Entryget</text:p>
      <text:p text:style-name="P9"><text:tab/>Get <text:span text:style-name="T1">Userinput</text:span></text:p>
      <text:p text:style-name="P9"><text:tab/>PRINT <text:span text:style-name="T1">Userinput</text:span></text:p>
      <text:p text:style-name="P10">END Entryget</text:p>
      <text:p text:style-name="P10"/>
      <text:p text:style-name="P11"><text:span text:style-name="T13">BEGIN</text:span> FindItem</text:p>
      <text:p text:style-name="P11"><text:tab/><text:span text:style-name="T13">Get </text:span><text:span text:style-name="T2">Collection</text:span></text:p>
      <text:p text:style-name="P11"><text:tab/><text:span text:style-name="T13">Get </text:span><text:span text:style-name="T2">ItemName</text:span></text:p>
      <text:p text:style-name="P11"><text:tab/><text:span text:style-name="T13">FOR each Item in Container</text:span></text:p>
      <text:p text:style-name="P11"><text:tab/><text:tab/><text:span text:style-name="T13">IF Item = ItemName</text:span></text:p>
      <text:p text:style-name="P11"><text:tab/><text:tab/><text:tab/><text:span text:style-name="T13">Return Item</text:span></text:p>
      <text:p text:style-name="P11"><text:tab/><text:span text:style-name="T13">NEXT Item</text:span></text:p>
      <text:p text:style-name="P12">END FindItem</text:p>
      <text:p text:style-name="P12"/>
      <text:p text:style-name="P13">BEGIN <text:span text:style-name="T4">HealthCheck</text:span></text:p>
      <text:p text:style-name="P13"><text:span text:style-name="T4"><text:tab/>Get TurnNo, Health</text:span></text:p>
      <text:p text:style-name="P13"><text:span text:style-name="T4"><text:tab/>IF TurnNo &lt; 5</text:span></text:p>
      <text:p text:style-name="P13"><text:span text:style-name="T4"><text:tab/><text:tab/>TurnNo = TurnNo + 1</text:span></text:p>
      <text:p text:style-name="P13"><text:span text:style-name="T4"><text:tab/>ELS</text:span><text:span text:style-name="T5">E</text:span></text:p>
      <text:p text:style-name="P13"><text:span text:style-name="T4"><text:tab/><text:tab/>Health = Health – 1</text:span></text:p>
      <text:p text:style-name="P13"><text:span text:style-name="T4"><text:tab/><text:tab/>TurnNo = 0</text:span></text:p>
      <text:p text:style-name="P13"><text:span text:style-name="T4">END HealthCheck</text:span></text:p>
      <text:p text:style-name="P13"><text:span text:style-name="T4"/></text:p>
      <text:p text:style-name="P13"><text:span text:style-name="T4">BEGIN HealthWarning</text:span></text:p>
      <text:p text:style-name="P13"><text:span text:style-name="T4"><text:tab/>Get Health</text:span></text:p>
      <text:p text:style-name="P13"><text:span text:style-name="T4"><text:tab/>IF Health &lt;= 5 and Health &gt;= 1</text:span></text:p>
      <text:p text:style-name="P13"><text:span text:style-name="T4"><text:tab/><text:tab/></text:span><text:span text:style-name="T5">PRINT ‘Caution! Your health is ’ + Health + ‘/20! You must regain health, or DIE!!!’</text:span></text:p>
      <text:p text:style-name="P13"><text:span text:style-name="T5"><text:tab/>ELSE</text:span></text:p>
      <text:p text:style-name="P13"><text:span text:style-name="T5"><text:tab/><text:tab/>PRINT ‘You have ’ + Health + ‘/20 HP.’</text:span></text:p>
      <text:p text:style-name="P14"><text:span text:style-name="T4">END HealthWarning</text:span></text:p>
      <text:p text:style-name="P14"><text:span text:style-name="T4"/></text:p>
      <text:p text:style-name="P14"><text:span text:style-name="T4"/></text:p>
      <text:p text:style-name="P14"><text:soft-page-break/><text:span text:style-name="T4">BEGIN StarvationCheck</text:span></text:p>
      <text:p text:style-name="P14"><text:span text:style-name="T4"><text:tab/>Get Health</text:span></text:p>
      <text:p text:style-name="P14"><text:span text:style-name="T4"><text:tab/>IF Health </text:span><text:span text:style-name="T7">is less than zero</text:span></text:p>
      <text:p text:style-name="P14"><text:span text:style-name="T4"><text:tab/><text:tab/>PRINT ‘You stumble a few paces. You slowly sway, and then fall into the dirt, utterly</text:span></text:p>
      <text:p text:style-name="P14"><text:span text:style-name="T4"><text:tab/><text:tab/><text:tab/> <text:s/>exhausted. You do not move again.’</text:span></text:p>
      <text:p text:style-name="P14"><text:span text:style-name="T4"><text:tab/><text:tab/></text:span><text:span text:style-name="T9">Death</text:span></text:p>
      <text:p text:style-name="P14"><text:span text:style-name="T4">END StarvationCheck</text:span></text:p>
      <text:p text:style-name="P14"><text:span text:style-name="T4"/></text:p>
      <text:p text:style-name="P14"><text:span text:style-name="T4">BEGIN </text:span><text:span text:style-name="T6">CheckCommand</text:span></text:p>
      <text:p text:style-name="P14"><text:span text:style-name="T6"><text:s text:c="6"/><text:tab/>Get Verb, Parameters</text:span></text:p>
      <text:p text:style-name="P14"><text:span text:style-name="T6"><text:tab/>VerbHandler = </text:span><text:span text:style-name="T10">GetVerbFunction</text:span></text:p>
      <text:p text:style-name="P14"><text:span text:style-name="T6"><text:s text:c="11"/><text:tab/>Call V</text:span><text:span text:style-name="T10">erbHandler</text:span></text:p>
      <text:p text:style-name="P15"><text:span text:style-name="T4">END CheckCommand</text:span></text:p>
      <text:p text:style-name="P15"><text:span text:style-name="T4"/></text:p>
      <text:p text:style-name="P15"><text:span text:style-name="T4">BEGIN LookCommand</text:span></text:p>
      <text:p text:style-name="P15"><text:span text:style-name="T4"><text:tab/>Get Room</text:span></text:p>
      <text:p text:style-name="P15"><text:span text:style-name="T4"><text:tab/>RETURN RoomSetting</text:span></text:p>
      <text:p text:style-name="P15"><text:span text:style-name="T4">END LookCommand</text:span></text:p>
      <text:p text:style-name="P15"><text:span text:style-name="T4"/></text:p>
      <text:p text:style-name="P15"><text:span text:style-name="T4">BEGIN ItemsCommand</text:span></text:p>
      <text:p text:style-name="P15"><text:span text:style-name="T4"><text:tab/>Get Room</text:span></text:p>
      <text:p text:style-name="P15"><text:span text:style-name="T4"><text:tab/>FOR Item in RoomItems</text:span></text:p>
      <text:p text:style-name="P15"><text:span text:style-name="T4"><text:tab/><text:tab/>NameList = Namelist + ItemName</text:span></text:p>
      <text:p text:style-name="P15"><text:span text:style-name="T4"><text:tab/>NEXT</text:span></text:p>
      <text:p text:style-name="P15"><text:span text:style-name="T4"><text:tab/>RETURN NameList</text:span></text:p>
      <text:p text:style-name="P15"><text:span text:style-name="T4">END ItemsCommand</text:span></text:p>
      <text:p text:style-name="P15"><text:span text:style-name="T4"/></text:p>
      <text:p text:style-name="P15"><text:span text:style-name="T4">BEGIN GetCommand</text:span></text:p>
      <text:p text:style-name="P15"><text:span text:style-name="T4"><text:tab/>Get </text:span><text:span text:style-name="T9">Cmd</text:span><text:span text:style-name="T4">, </text:span><text:span text:style-name="T9">Character</text:span><text:span text:style-name="T4">, </text:span><text:span text:style-name="T9">Item</text:span></text:p>
      <text:p text:style-name="P15"><text:span text:style-name="T4"><text:tab/>IF Item in </text:span><text:span text:style-name="T9">CharacterRoom</text:span><text:span text:style-name="T4"> and </text:span><text:span text:style-name="T11">CharacterInventory</text:span><text:span text:style-name="T7"> is not full</text:span></text:p>
      <text:p text:style-name="P15"><text:span text:style-name="T7"><text:tab/><text:tab/>PRINT ‘You picked up the ’ + </text:span><text:span text:style-name="T11">Item</text:span></text:p>
      <text:p text:style-name="P15"><text:span text:style-name="T7"><text:tab/><text:tab/>IF </text:span><text:span text:style-name="T11">Item</text:span><text:span text:style-name="T7"> is a </text:span><text:span text:style-name="T11">Book</text:span></text:p>
      <text:p text:style-name="P15"><text:span text:style-name="T7"><text:tab/><text:tab/><text:tab/>PRINT ‘(You can read the book by typing ‘ex’)’</text:span></text:p>
      <text:p text:style-name="P15"><text:span text:style-name="T7"><text:tab/><text:tab/>Remove </text:span><text:span text:style-name="T11">Item</text:span><text:span text:style-name="T7"> from </text:span><text:span text:style-name="T11">CharacterRoom</text:span></text:p>
      <text:p text:style-name="P15"><text:span text:style-name="T7"><text:tab/><text:tab/></text:span><text:span text:style-name="T11">Get</text:span><text:span text:style-name="T7"> </text:span><text:span text:style-name="T11">Item</text:span></text:p>
      <text:p text:style-name="P15"><text:span text:style-name="T7"><text:tab/>ELSE IF </text:span><text:span text:style-name="T11">CharacterInventory</text:span><text:span text:style-name="T7"> is full:</text:span></text:p>
      <text:p text:style-name="P15"><text:span text:style-name="T7"><text:tab/><text:tab/></text:span><text:span text:style-name="T8">PRINT ‘Sorry, your inventory is full. You cannot carry more than 10 items at a time.’</text:span></text:p>
      <text:p text:style-name="P15"><text:span text:style-name="T8"><text:tab/>ELSE IF </text:span><text:span text:style-name="T12">Item</text:span><text:span text:style-name="T8"> is not in </text:span><text:span text:style-name="T12">CharacterRoom</text:span></text:p>
      <text:p text:style-name="P15"><text:span text:style-name="T8"><text:tab/><text:tab/>PRINT ‘Get…. What? That isn’t in this room!’</text:span></text:p>
      <text:p text:style-name="P15"><text:span text:style-name="T8"><text:tab/>ELSE</text:span></text:p>
      <text:p text:style-name="P15"><text:span text:style-name="T8"><text:tab/><text:tab/>PRINT ‘You can’t pick that up!’</text:span></text:p>
      <text:p text:style-name="P16"><text:span text:style-name="T4">END GetCommand</text:span></text:p>
      <text:p text:style-name="P16"><text:span text:style-name="T4"/></text:p>
      <text:p text:style-name="P16"><text:span text:style-name="T4">BEGIN HealthCommand</text:span></text:p>
      <text:p text:style-name="P16"><text:span text:style-name="T4"><text:tab/>Get </text:span><text:span text:style-name="T9">Health</text:span></text:p>
      <text:p text:style-name="P16"><text:span text:style-name="T4"><text:tab/>PRINT ‘You have ’ + </text:span><text:span text:style-name="T9">Health</text:span><text:span text:style-name="T4"> + ‘/20 HP’</text:span></text:p>
      <text:p text:style-name="P16"><text:span text:style-name="T4">END HealthCommand</text:span></text:p>
      <text:p text:style-name="P15"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3:47:59.979000000</meta:creation-date>
    <dc:date>2017-09-11T17:57:42.948000000</dc:date>
    <meta:editing-duration>PT1H7M50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84" meta:word-count="298" meta:character-count="1844" meta:non-whitespace-character-count="1526"/>
  </office:meta>
</office:document-meta>
</file>